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1cb01" officeooo:paragraph-rsid="0011cb01" style:font-size-asian="16pt" style:font-size-complex="16pt"/>
    </style:style>
    <style:style style:name="P2" style:family="paragraph" style:parent-style-name="Standard">
      <style:text-properties fo:font-size="16pt" officeooo:rsid="0012c67b" officeooo:paragraph-rsid="0012c67b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mysql -u root -p</text:p>
      <text:p text:style-name="P1">Enter password: </text:p>
      <text:p text:style-name="P1">mysql&gt; create database employee;</text:p>
      <text:p text:style-name="P1">Query OK, 1 row affected (0.00 sec)</text:p>
      <text:p text:style-name="P1"/>
      <text:p text:style-name="P1">mysql&gt; use employee;</text:p>
      <text:p text:style-name="P1">Database changed</text:p>
      <text:p text:style-name="P1">mysql&gt; create table emp(empid int primary key,empname text not null,empadd text</text:p>
      <text:p text:style-name="P1">not null,emp_phn text not null,deptid text not null,dept text not null,salary text not null);</text:p>
      <text:p text:style-name="P1">Query OK, 0 rows affected (0.26 sec)</text:p>
      <text:p text:style-name="P1">mysql&gt; insert into emp values(1,'Ramesh','GNoida','9843002178','2351','Sales','26000');</text:p>
      <text:p text:style-name="P1">Query OK, 1 row affected (0.05 sec)</text:p>
      <text:p text:style-name="P1"/>
      <text:p text:style-name="P1">mysql&gt; insert into emp values(2,'Suresh','GNoida','9843535678','0072','Sales','75000');</text:p>
      <text:p text:style-name="P1">Query OK, 1 row affected (0.04 sec)</text:p>
      <text:p text:style-name="P1"/>
      <text:p text:style-name="P1">mysql&gt; insert into emp values(3,'Rajesh','GNoida','9842546567','2324','Sales','28000');</text:p>
      <text:p text:style-name="P1">Query OK, 1 row affected (0.04 sec)</text:p>
      <text:p text:style-name="P1"/>
      <text:p text:style-name="P1">mysql&gt; insert into emp values(4,'Shyamu','GNoida','9842565765','8883','Sales','35000');</text:p>
      <text:p text:style-name="P1">Query OK, 1 row affected (0.03 sec)</text:p>
      <text:p text:style-name="P1"/>
      <text:p text:style-name="P1">mysql&gt; insert into emp values(5,'Ramu','GNoida','9842592085','74568','Sales','96000');</text:p>
      <text:p text:style-name="P1">Query OK, 1 row affected (0.04 sec)</text:p>
      <text:p text:style-name="P1">mysql&gt; select * from employee;</text:p>
      <text:p text:style-name="P1">ERROR 1146 (42S02): Table 'employee.employee' doesn't exist</text:p>
      <text:p text:style-name="P1">mysql&gt; select * from emp;</text:p>
      <text:p text:style-name="P1">+-------+---------+--------+------------+--------+-------+--------+</text:p>
      <text:p text:style-name="P1">| empid | empname | empadd | emp_phn <text:s text:c="3"/>| deptid | dept <text:s/>| salary |</text:p>
      <text:p text:style-name="P1">+-------+---------+--------+------------+--------+-------+--------+</text:p>
      <text:p text:style-name="P1">| <text:s text:c="4"/>1 | Ramesh <text:s/>| GNoida | 9843002178 | 2351 <text:s text:c="2"/>| Sales | 26000 <text:s/>|</text:p>
      <text:p text:style-name="P1">| <text:s text:c="4"/>2 | Suresh <text:s/>| GNoida | 9843535678 | 0072 <text:s text:c="2"/>| Sales | 75000 <text:s/>|</text:p>
      <text:p text:style-name="P1"><text:soft-page-break/>| <text:s text:c="4"/>3 | Rajesh <text:s/>| GNoida | 9842546567 | 2324 <text:s text:c="2"/>| Sales | 28000 <text:s/>|</text:p>
      <text:p text:style-name="P1">| <text:s text:c="4"/>4 | Shyamu <text:s/>| GNoida | 9842565765 | 8883 <text:s text:c="2"/>| Sales | 35000 <text:s/>|</text:p>
      <text:p text:style-name="P1">| <text:s text:c="4"/>5 | Ramu <text:s text:c="3"/>| GNoida | 9842592085 | 74568 <text:s/>| Sales | 96000 <text:s/>|</text:p>
      <text:p text:style-name="P1">+-------+---------+--------+------------+--------+-------+--------+</text:p>
      <text:p text:style-name="P1">5 rows in set (0.00 sec)</text:p>
      <text:p text:style-name="P1"/>
      <text:p text:style-name="P1">mysql&gt; create user 'sandy' identified by 'sandy01';</text:p>
      <text:p text:style-name="P1">Query OK, 0 rows affected (0.00 sec)</text:p>
      <text:p text:style-name="P1"/>
      <text:p text:style-name="P1">mysql&gt; grant all on employee to sandy;</text:p>
      <text:p text:style-name="P1">Query OK, 0 rows affected (0.00 sec)</text:p>
      <text:p text:style-name="P1"/>
      <text:p text:style-name="P1">mysql&gt; show grants for sandy;</text:p>
      <text:p text:style-name="P1">+--------------------------------------------------------------+</text:p>
      <text:p text:style-name="P1">| Grants for sandy@% <text:s text:c="42"/>|</text:p>
      <text:p text:style-name="P1">+--------------------------------------------------------------+</text:p>
      <text:p text:style-name="P1">| GRANT USAGE ON *.* TO 'sandy'@'%' <text:s text:c="27"/>|</text:p>
      <text:p text:style-name="P1">| GRANT ALL PRIVILEGES ON `employee`.`employee` TO 'sandy'@'%' |</text:p>
      <text:p text:style-name="P1">+--------------------------------------------------------------+</text:p>
      <text:p text:style-name="P1">2 rows in set (0.00 sec)</text:p>
      <text:p text:style-name="P1"/>
      <text:p text:style-name="P1">mysql&gt; quit</text:p>
      <text:p text:style-name="P1">Bye</text:p>
      <text:p text:style-name="P1">lab2@lab2-OptiPlex-380:~$ mysql -u sandy -p</text:p>
      <text:p text:style-name="P1">Enter password: </text:p>
      <text:p text:style-name="P1">mysql&gt; use employee;</text:p>
      <text:p text:style-name="P1">Database changed</text:p>
      <text:p text:style-name="P1">mysql&gt; show databases;</text:p>
      <text:p text:style-name="P1">+--------------------+</text:p>
      <text:p text:style-name="P1">| Database <text:s text:c="10"/>|</text:p>
      <text:p text:style-name="P1">+--------------------+</text:p>
      <text:p text:style-name="P1">| information_schema |</text:p>
      <text:p text:style-name="P1">| employee <text:s text:c="10"/>|</text:p>
      <text:p text:style-name="P1">+--------------------+</text:p>
      <text:p text:style-name="P1">2 rows in set (0.00 sec)</text:p>
      <text:p text:style-name="P1">mysql&gt; select * from emp;</text:p>
      <text:p text:style-name="P1">+-------+---------+--------+------------+--------+-------+--------+</text:p>
      <text:p text:style-name="P1">| empid | empname | empadd | emp_phn <text:s text:c="3"/>| deptid | dept <text:s/>| salary |</text:p>
      <text:p text:style-name="P1"><text:soft-page-break/>+-------+---------+--------+------------+--------+-------+--------+</text:p>
      <text:p text:style-name="P1">| <text:s text:c="4"/>1 | Ramesh <text:s/>| GNoida | 9843002178 | 2351 <text:s text:c="2"/>| Sales | 26000 <text:s/>|</text:p>
      <text:p text:style-name="P1">| <text:s text:c="4"/>2 | Suresh <text:s/>| GNoida | 9843535678 | 0072 <text:s text:c="2"/>| Sales | 75000 <text:s/>|</text:p>
      <text:p text:style-name="P1">| <text:s text:c="4"/>3 | Rajesh <text:s/>| GNoida | 9842546567 | 2324 <text:s text:c="2"/>| Sales | 28000 <text:s/>|</text:p>
      <text:p text:style-name="P1">| <text:s text:c="4"/>4 | Shyamu <text:s/>| GNoida | 9842565765 | 8883 <text:s text:c="2"/>| Sales | 35000 <text:s/>|</text:p>
      <text:p text:style-name="P1">| <text:s text:c="4"/>5 | Ramu <text:s text:c="3"/>| GNoida | 9842592085 | 74568 <text:s/>| Sales | 96000 <text:s/>|</text:p>
      <text:p text:style-name="P1">+-------+---------+--------+------------+--------+-------+--------+</text:p>
      <text:p text:style-name="P1">5 rows in set (0.00 sec)</text:p>
      <text:p text:style-name="P1"/>
      <text:p text:style-name="P1">mysql&gt; update emp set empname='Damu' where empid=5;</text:p>
      <text:p text:style-name="P1">Query OK, 1 row affected (0.07 sec)</text:p>
      <text:p text:style-name="P1">Rows matched: 1 <text:s/>Changed: 1 <text:s/>Warnings: 0</text:p>
      <text:p text:style-name="P1"/>
      <text:p text:style-name="P1">mysql&gt; select * from emp;</text:p>
      <text:p text:style-name="P1">+-------+---------+--------+------------+--------+-------+--------+</text:p>
      <text:p text:style-name="P1">| empid | empname | empadd | emp_phn <text:s text:c="3"/>| deptid | dept <text:s/>| salary |</text:p>
      <text:p text:style-name="P1">+-------+---------+--------+------------+--------+-------+--------+</text:p>
      <text:p text:style-name="P1">| <text:s text:c="4"/>1 | Ramesh <text:s/>| GNoida | 9843002178 | 2351 <text:s text:c="2"/>| Sales | 26000 <text:s/>|</text:p>
      <text:p text:style-name="P1">| <text:s text:c="4"/>2 | Suresh <text:s/>| GNoida | 9843535678 | 0072 <text:s text:c="2"/>| Sales | 75000 <text:s/>|</text:p>
      <text:p text:style-name="P1">| <text:s text:c="4"/>3 | Rajesh <text:s/>| GNoida | 9842546567 | 2324 <text:s text:c="2"/>| Sales | 28000 <text:s/>|</text:p>
      <text:p text:style-name="P1">| <text:s text:c="4"/>4 | Shyamu <text:s/>| GNoida | 9842565765 | 8883 <text:s text:c="2"/>| Sales | 35000 <text:s/>|</text:p>
      <text:p text:style-name="P1">| <text:s text:c="4"/>5 | Damu <text:s text:c="3"/>| GNoida | 9842592085 | 74568 <text:s/>| Sales | 96000 <text:s/>|</text:p>
      <text:p text:style-name="P1">+-------+---------+--------+------------+--------+-------+--------+</text:p>
      <text:p text:style-name="P1">5 rows in set (0.00 sec)</text:p>
      <text:p text:style-name="P2">mysql -u root -p</text:p>
      <text:p text:style-name="P2">Enter password: </text:p>
      <text:p text:style-name="P2">mysql&gt; use employee;</text:p>
      <text:p text:style-name="P2">mysql&gt; revoke all on employee from sandy;</text:p>
      <text:p text:style-name="P2">Query OK, 0 rows affected (0.01 sec)</text:p>
      <text:p text:style-name="P2"/>
      <text:p text:style-name="P2">mysql&gt; revoke all on emp from sandy;</text:p>
      <text:p text:style-name="P2">Query OK, 0 rows affected (0.00 sec)</text:p>
      <text:p text:style-name="P2"/>
      <text:p text:style-name="P2">mysql&gt; select * from emp;</text:p>
      <text:p text:style-name="P2">+-------+---------+--------+------------+--------+-------+--------+</text:p>
      <text:p text:style-name="P2">| empid | empname | empadd | emp_phn <text:s text:c="3"/>| deptid | dept <text:s/>| salary |</text:p>
      <text:p text:style-name="P2">+-------+---------+--------+------------+--------+-------+--------+</text:p>
      <text:p text:style-name="P2">| <text:s text:c="4"/>1 | Ramesh <text:s/>| GNoida | 9843002178 | 2351 <text:s text:c="2"/>| Sales | 26000 <text:s/>|</text:p>
      <text:p text:style-name="P2">| <text:s text:c="4"/>2 | Suresh <text:s/>| GNoida | 9843535678 | 0072 <text:s text:c="2"/>| Sales | 75000 <text:s/>|</text:p>
      <text:p text:style-name="P2"><text:soft-page-break/>| <text:s text:c="4"/>3 | Rajesh <text:s/>| GNoida | 9842546567 | 2324 <text:s text:c="2"/>| Sales | 28000 <text:s/>|</text:p>
      <text:p text:style-name="P2">| <text:s text:c="4"/>4 | Shyamu <text:s/>| GNoida | 9842565765 | 8883 <text:s text:c="2"/>| Sales | 35000 <text:s/>|</text:p>
      <text:p text:style-name="P2">| <text:s text:c="4"/>5 | Damu <text:s text:c="3"/>| GNoida | 9842592085 | 74568 <text:s/>| Sales | 96000 <text:s/>|</text:p>
      <text:p text:style-name="P2">+-------+---------+--------+------------+--------+-------+--------+</text:p>
      <text:p text:style-name="P2">5 rows in set (0.00 sec)</text:p>
      <text:p text:style-name="P2"/>
      <text:p text:style-name="P2">mysql&gt; quit</text:p>
      <text:p text:style-name="P2">Bye</text:p>
      <text:p text:style-name="P2">lab2@lab2-OptiPlex-380:~$ mysql -u sandy -p</text:p>
      <text:p text:style-name="P2">Enter password: </text:p>
      <text:p text:style-name="P2">mysql&gt; use employee;</text:p>
      <text:p text:style-name="P2">ERROR 1044 (42000): Access denied for user 'sandy'@'%' to database 'employee'</text:p>
      <text:p text:style-name="P2">mysql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9T11:29:41.378002817</meta:creation-date>
    <dc:date>2024-02-09T12:07:41.606487856</dc:date>
    <meta:editing-duration>PT27M4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08" meta:word-count="815" meta:character-count="5039" meta:non-whitespace-character-count="4145"/>
  </office:meta>
</office:document-meta>
</file>